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35F000001EF4C9EFB88.png"/>
  <manifest:file-entry manifest:media-type="image/png" manifest:full-path="Pictures/100000000000008D0000000AEF9EFA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885cm" style:use-optimal-column-width="false"/>
    </style:style>
    <style:style style:name="co2" style:family="table-column">
      <style:table-column-properties style:column-width="2.882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364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897cm" svg:x="1cm" svg:y="9.401cm">
          <draw:image xlink:href="Pictures/100002010000035F000001EF4C9EFB88.png" xlink:type="simple" xlink:show="embed" xlink:actuate="onLoad">
            <text:p/>
          </draw:image>
        </draw:frame>
        <draw:frame draw:style-name="standard" draw:layer="layout" svg:width="8.651cm" svg:height="4.093cm" svg:x="6.248cm" svg:y="6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3.73cm" svg:height="0.264cm" svg:x="10.218cm" svg:y="10.912cm">
          <draw:image xlink:href="Pictures/100000000000008D0000000AEF9EFA74.png" xlink:type="simple" xlink:show="embed" xlink:actuate="onLoad">
            <text:p/>
          </draw:image>
        </draw:frame>
        <draw:frame draw:style-name="gr2" draw:text-style-name="P1" draw:layer="layout" svg:width="3.73cm" svg:height="0.264cm" svg:x="7.218cm" svg:y="10.912cm">
          <draw:image xlink:href="Pictures/100000000000008D0000000AEF9EFA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7-12-24T16:53:26</dc:date>
    <meta:generator>OOoLight/1.5$Unix OpenOffice.org_project/150r1531$Build-151</meta:generator>
    <meta:editing-duration>PT00H04M46S</meta:editing-duration>
    <meta:editing-cycles>1</meta:editing-cycles>
    <meta:document-statistic meta:object-count="4"/>
  </office:meta>
</office:document-meta>
</file>